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s</text:p>
      <text:p text:style-name="P1"/>
      <text:p text:style-name="P1"><text:a xlink:type="simple" xlink:href="https://www.thetimes.com/article/adriana-brownlee-becomes-youngest-woman-to-conquer-the-14-peaks-t5kzjcdn5" text:style-name="Internet_20_link" text:visited-style-name="Visited_20_Internet_20_Link">https://www.thetimes.com/article/adriana-brownlee-becomes-youngest-woman-to-conquer-the-14-peaks-t5kzjcdn5</text:a></text:p>
      <text:p text:style-name="P1"/>
      <text:p text:style-name="P1"/>
      <text:p text:style-name="P1">The amazing achievement of one so you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25T14:42:15.09</meta:creation-date>
    <meta:document-statistic meta:table-count="0" meta:image-count="0" meta:object-count="0" meta:page-count="1" meta:paragraph-count="3" meta:word-count="9" meta:character-count="151"/>
    <dc:date>2024-10-25T14:43:43.26</dc:date>
    <meta:editing-duration>PT1M29S</meta:editing-duration>
    <meta:editing-cycles>1</meta:editing-cycles>
    <meta:generator>OpenOffice/4.1.15$Win32 OpenOffice.org_project/4115m2$Build-9813</meta:generator>
  </office:meta>
</office:document-meta>
</file>